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style:line-height-at-least="0.497cm" fo:background-color="#ffffff">
        <style:background-image/>
      </style:paragraph-properties>
    </style:style>
    <style:style style:name="P3" style:family="paragraph" style:parent-style-name="Standard">
      <style:paragraph-properties style:line-height-at-least="0.497cm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4" style:family="paragraph" style:parent-style-name="Standard">
      <style:paragraph-properties style:line-height-at-least="0.497cm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Courier New" fo:font-size="9pt" style:font-size-asian="9pt" style:font-name-complex="Courier New2" style:font-size-complex="9pt"/>
    </style:style>
    <style:style style:name="P5" style:family="paragraph" style:parent-style-name="Standard">
      <style:paragraph-properties style:line-height-at-least="0.497cm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Courier New" fo:font-size="9pt" fo:language="en" fo:country="US" style:font-size-asian="9pt" style:font-name-complex="Courier New2" style:font-size-complex="9pt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7" style:family="paragraph" style:parent-style-name="Standard">
      <style:paragraph-properties fo:margin-top="0.049cm" fo:margin-bottom="0.049cm" style:line-height-at-least="0.392cm" fo:background-color="#ffffff">
        <style:background-image/>
      </style:paragraph-properties>
    </style:style>
    <style:style style:name="P8" style:family="paragraph" style:parent-style-name="Standard" style:list-style-name="WWNum1">
      <style:paragraph-properties fo:margin-left="0.212cm" fo:margin-right="0cm" fo:margin-top="0.064cm" fo:margin-bottom="0.064cm" style:line-height-at-least="0.392cm" fo:text-indent="0cm" style:auto-text-indent="false"/>
    </style:style>
    <style:style style:name="P9" style:family="paragraph" style:parent-style-name="Standard" style:list-style-name="WWNum3">
      <style:paragraph-properties fo:margin-left="0.212cm" fo:margin-right="0cm" fo:margin-top="0.064cm" fo:margin-bottom="0.064cm" style:line-height-at-least="0.392cm" fo:text-indent="0cm" style:auto-text-indent="false"/>
    </style:style>
    <style:style style:name="P10" style:family="paragraph" style:parent-style-name="Standard" style:list-style-name="WWNum4">
      <style:paragraph-properties fo:margin-left="0.212cm" fo:margin-right="0cm" fo:margin-top="0.064cm" fo:margin-bottom="0.064cm" style:line-height-at-least="0.392cm" fo:text-indent="0cm" style:auto-text-indent="false"/>
    </style:style>
    <style:style style:name="P11" style:family="paragraph" style:parent-style-name="Standard">
      <style:paragraph-properties fo:margin-left="0.212cm" fo:margin-right="0cm" fo:margin-top="0.049cm" fo:margin-bottom="0.049cm" style:line-height-at-least="0.392cm" fo:text-indent="0cm" style:auto-text-indent="false"/>
    </style:style>
    <style:style style:name="P12" style:family="paragraph" style:parent-style-name="Standard">
      <style:paragraph-properties fo:margin-left="0.212cm" fo:margin-right="0cm" fo:margin-top="0cm" fo:margin-bottom="0.212cm" style:line-height-at-least="0.392cm" fo:text-indent="0cm" style:auto-text-indent="false"/>
    </style:style>
    <style:style style:name="P13" style:family="paragraph" style:parent-style-name="Standard" style:list-style-name="WWNum2">
      <style:paragraph-properties fo:margin-left="0.212cm" fo:margin-right="0cm" fo:margin-top="0cm" fo:margin-bottom="0.212cm" style:line-height-at-least="0.392cm" fo:text-indent="0cm" style:auto-text-indent="false"/>
    </style:style>
    <style:style style:name="P14" style:family="paragraph" style:parent-style-name="Standard">
      <style:paragraph-properties fo:margin-top="0cm" fo:margin-bottom="0.212cm" style:line-height-at-least="0.392cm" fo:background-color="#ffffff">
        <style:background-image/>
      </style:paragraph-properties>
    </style:style>
    <style:style style:name="P15" style:family="paragraph" style:parent-style-name="Standard">
      <style:paragraph-properties fo:margin-top="0.122cm" fo:margin-bottom="0.122cm" fo:background-color="#ffffff">
        <style:background-image/>
      </style:paragraph-properties>
    </style:style>
    <style:style style:name="P16" style:family="paragraph" style:parent-style-name="Standard" style:master-page-name="Standard">
      <style:paragraph-properties style:line-height-at-least="0.497cm" style:page-number="auto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T1" style:family="text">
      <style:text-properties style:font-name="Courier New" fo:font-size="12pt" fo:font-weight="bold" style:font-size-asian="12pt" style:font-weight-asian="bold" style:font-name-complex="Courier New2" style:font-size-complex="12pt"/>
    </style:style>
    <style:style style:name="T2" style:family="text">
      <style:text-properties style:font-name="Courier New" fo:font-size="10pt" fo:font-weight="bold" style:font-size-asian="10pt" style:font-weight-asian="bold" style:font-name-complex="Courier New2" style:font-size-complex="10pt"/>
    </style:style>
    <style:style style:name="T3" style:family="text">
      <style:text-properties style:font-name="Courier New" fo:font-size="9pt" style:font-size-asian="9pt" style:font-name-complex="Courier New2" style:font-size-complex="9pt"/>
    </style:style>
    <style:style style:name="T4" style:family="text">
      <style:text-properties style:font-name="Courier New" fo:font-size="9pt" fo:language="en" fo:country="US" style:font-size-asian="9pt" style:font-name-complex="Courier New2" style:font-size-complex="9pt"/>
    </style:style>
    <style:style style:name="T5" style:family="text"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language="en" fo:country="US" style:font-size-asian="9pt" style:font-size-complex="9pt"/>
    </style:style>
    <style:style style:name="T8" style:family="text">
      <style:text-properties style:font-name="Tahoma" fo:font-size="9pt" style:font-size-asian="9pt" style:font-name-complex="Tahoma1" style:font-size-complex="9pt"/>
    </style:style>
    <style:style style:name="T9" style:family="text"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T10" style:family="text">
      <style:text-properties style:font-name="Tahoma" fo:font-size="9pt" fo:language="en" fo:country="US" style:font-size-asian="9pt" style:font-name-complex="Tahoma1" style:font-size-complex="9pt"/>
    </style:style>
    <style:style style:name="T11" style:family="text">
      <style:text-properties style:font-name="Tahoma" fo:font-size="9pt" fo:font-style="italic" style:font-size-asian="9pt" style:font-style-asian="italic" style:font-name-complex="Tahoma1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Создание потока</text:span></text:p>
      <text:p text:style-name="P3"><text:span text:style-name="T2">1 способ</text:span></text:p>
      <text:p text:style-name="P3"><text:span text:style-name="T4">public class MyThread extends Thread {</text:span></text:p>
      <text:p text:style-name="P3"><text:span text:style-name="T4"><text:s text:c="3"/></text:span><text:span text:style-name="T3">public void run() {</text:span></text:p>
      <text:p text:style-name="P3"><text:span text:style-name="T3"><text:s text:c="6"/>// некоторое долгое действие, вычисление</text:span></text:p>
      <text:p text:style-name="P3"><text:span text:style-name="T3"><text:s text:c="6"/></text:span><text:span text:style-name="T4">long sum=0;</text:span></text:p>
      <text:p text:style-name="P3"><text:span text:style-name="T4"><text:s text:c="6"/>for (int i=0; i&lt;1000; i++) {</text:span></text:p>
      <text:p text:style-name="P3"><text:span text:style-name="T4"><text:s text:c="9"/>sum+=i;</text:span></text:p>
      <text:p text:style-name="P3"><text:span text:style-name="T4"><text:s text:c="6"/>}</text:span></text:p>
      <text:p text:style-name="P3"><text:span text:style-name="T4"><text:s text:c="6"/>System.out.println(sum);</text:span></text:p>
      <text:p text:style-name="P3"><text:span text:style-name="T4"><text:s text:c="3"/></text:span><text:span text:style-name="T3">}</text:span></text:p>
      <text:p text:style-name="P3"><text:span text:style-name="T3">}</text:span></text:p>
      <text:p text:style-name="P7"><text:span text:style-name="T8">Метод </text:span><text:span text:style-name="T3">run()</text:span><text:span text:style-name="T8"> содержит действия, которые должны выполняться в новом потоке исполнения. Чтобы запустить его, необходимо создать экземпляр класса-наследника и вызвать унаследованный метод </text:span><text:span text:style-name="T3">start()</text:span><text:span text:style-name="T8">, который сообщает виртуальной машине, что требуется запустить новый поток исполнения и начать выполнять в нем метод </text:span><text:span text:style-name="T3">run()</text:span><text:span text:style-name="T8">.</text:span></text:p>
      <text:p text:style-name="P3"><text:span text:style-name="T4">MyThread t = new MyThread();</text:span></text:p>
      <text:p text:style-name="P3"><text:span text:style-name="T4">t.start();</text:span></text:p>
      <text:p text:style-name="P7"><text:span text:style-name="T8">В результате чего на консоли появится результат:</text:span></text:p>
      <text:p text:style-name="P3"><text:span text:style-name="T3">499500</text:span></text:p>
      <text:p text:style-name="P4"/>
      <text:p text:style-name="P3"><text:span text:style-name="T5">2 способ</text:span></text:p>
      <text:p text:style-name="P3"><text:span text:style-name="T4">public class MyRunnable implements Runnable {</text:span></text:p>
      <text:p text:style-name="P3"><text:span text:style-name="T4"><text:s text:c="3"/></text:span><text:span text:style-name="T3">public void run() {</text:span></text:p>
      <text:p text:style-name="P3"><text:span text:style-name="T3"><text:s text:c="6"/>// некоторое долгое действие, вычисление</text:span></text:p>
      <text:p text:style-name="P3"><text:span text:style-name="T3"><text:s text:c="6"/></text:span><text:span text:style-name="T4">long sum=0;</text:span></text:p>
      <text:p text:style-name="P3"><text:span text:style-name="T4"><text:s text:c="6"/>for (int i=0; i&lt;1000; i++) {</text:span></text:p>
      <text:p text:style-name="P3"><text:span text:style-name="T4"><text:s text:c="9"/>sum+=i;</text:span></text:p>
      <text:p text:style-name="P3"><text:span text:style-name="T4"><text:s text:c="6"/>}</text:span></text:p>
      <text:p text:style-name="P3"><text:span text:style-name="T4"><text:s text:c="6"/>System.out.println(sum);</text:span></text:p>
      <text:p text:style-name="P3"><text:span text:style-name="T4"><text:s text:c="3"/></text:span><text:span text:style-name="T3">}</text:span></text:p>
      <text:p text:style-name="P3"><text:span text:style-name="T3">}</text:span></text:p>
      <text:p text:style-name="P7"><text:span text:style-name="T8">Также незначительно меняется процедура запуска потока:</text:span></text:p>
      <text:p text:style-name="P3"><text:span text:style-name="T4">Runnable r = new MyRunnable();</text:span></text:p>
      <text:p text:style-name="P3"><text:span text:style-name="T4">Thread t = new Thread(r);</text:span></text:p>
      <text:p text:style-name="P3"><text:span text:style-name="T3">t.start();</text:span></text:p>
      <text:p text:style-name="P7"><text:span text:style-name="T8">Если раньше объект, представляющий сам поток выполнения, и объект с методом </text:span><text:span text:style-name="T3">run()</text:span><text:span text:style-name="T8">, реализующим необходимую функциональность, были объединены в одном экземпляре класса </text:span><text:span text:style-name="T3">MyThread</text:span><text:span text:style-name="T8">, то теперь они разделены. Какой из двух подходов удобней, решается в каждом конкретном случае.</text:span></text:p>
      <text:p text:style-name="P7"><text:span text:style-name="T8">Подчеркнем, что </text:span><text:span text:style-name="T3">Runnable</text:span><text:span text:style-name="T8"> не является полной заменой классу </text:span><text:span text:style-name="T3">Thread</text:span><text:span text:style-name="T8">, поскольку создание и запуск самого потока исполнения возможно только через метод </text:span><text:span text:style-name="T3">Thread.start()</text:span><text:span text:style-name="T8">.</text:span></text:p>
      <text:p text:style-name="P1"><text:bookmark text:name="sect6"/><text:span text:style-name="T9">Работа с приоритетами</text:span></text:p>
      <text:p text:style-name="P4"/>
      <text:p text:style-name="P3"><text:span text:style-name="T4">public class ThreadTest implements Runnable {</text:span></text:p>
      <text:p text:style-name="P3"><text:span text:style-name="T4"><text:s text:c="2"/>public void run() {</text:span></text:p>
      <text:p text:style-name="P3"><text:span text:style-name="T4"><text:s text:c="4"/>double calc;</text:span></text:p>
      <text:p text:style-name="P3"><text:span text:style-name="T4"><text:s text:c="4"/>for (int i=0; i&lt;50000; i++) {</text:span></text:p>
      <text:p text:style-name="P3"><text:span text:style-name="T4"><text:s text:c="6"/>calc=Math.sin(i*i);</text:span></text:p>
      <text:p text:style-name="P3"><text:span text:style-name="T4"><text:s text:c="6"/>if (i%10000==0) {</text:span></text:p>
      <text:p text:style-name="P3"><text:span text:style-name="T4"><text:s text:c="8"/>System.out.println(getName()+</text:span></text:p>
      <text:p text:style-name="P3"><text:span text:style-name="T4"><text:s text:c="10"/>" counts " + i/10000);</text:span></text:p>
      <text:p text:style-name="P3"><text:span text:style-name="T4"><text:s text:c="6"/>}</text:span></text:p>
      <text:p text:style-name="P3"><text:span text:style-name="T4"><text:s text:c="4"/>}</text:span></text:p>
      <text:p text:style-name="P3"><text:span text:style-name="T4"><text:s text:c="2"/>}</text:span></text:p>
      <text:p text:style-name="P5"/>
      <text:p text:style-name="P3"><text:span text:style-name="T4"><text:s text:c="2"/>public String getName() {</text:span></text:p>
      <text:p text:style-name="P3"><text:span text:style-name="T4"><text:s text:c="5"/>return Thread.currentThread().getName();</text:span></text:p>
      <text:p text:style-name="P3"><text:soft-page-break/><text:span text:style-name="T4"><text:s text:c="2"/>}</text:span></text:p>
      <text:p text:style-name="P5"/>
      <text:p text:style-name="P3"><text:span text:style-name="T4"><text:s text:c="2"/>public static void main(String s[]) {</text:span></text:p>
      <text:p text:style-name="P3"><text:span text:style-name="T4"><text:s text:c="4"/>// </text:span><text:span text:style-name="T3">Подготовка</text:span><text:span text:style-name="T4"> </text:span><text:span text:style-name="T3">потоков</text:span></text:p>
      <text:p text:style-name="P3"><text:span text:style-name="T4"><text:s text:c="4"/>Thread t[] = new Thread[3];</text:span></text:p>
      <text:p text:style-name="P3"><text:span text:style-name="T4"><text:s text:c="4"/>for (int i=0; i&lt;t.length; i++) {</text:span></text:p>
      <text:p text:style-name="P3"><text:span text:style-name="T4"><text:s text:c="6"/>t[i]=new Thread(new ThreadTest(), </text:span></text:p>
      <text:p text:style-name="P3"><text:span text:style-name="T4"><text:s text:c="21"/>"Thread "+i);</text:span></text:p>
      <text:p text:style-name="P3"><text:span text:style-name="T4"><text:s text:c="4"/>}</text:span></text:p>
      <text:p text:style-name="P3"><text:span text:style-name="T4"><text:s text:c="4"/>// </text:span><text:span text:style-name="T3">Запуск</text:span><text:span text:style-name="T4"> </text:span><text:span text:style-name="T3">потоков</text:span></text:p>
      <text:p text:style-name="P3"><text:span text:style-name="T4"><text:s text:c="4"/>for (int i=0; i&lt;t.length; i++) {</text:span></text:p>
      <text:p text:style-name="P3"><text:span text:style-name="T4"><text:s text:c="6"/>t[i].start();</text:span></text:p>
      <text:p text:style-name="P3"><text:span text:style-name="T4"><text:s text:c="6"/>System.out.println(t[i].getName()+</text:span></text:p>
      <text:p text:style-name="P3"><text:span text:style-name="T4"><text:s text:c="25"/></text:span><text:span text:style-name="T3">" started");</text:span></text:p>
      <text:p text:style-name="P3"><text:span text:style-name="T3"><text:s text:c="4"/>}</text:span></text:p>
      <text:p text:style-name="P3"><text:span text:style-name="T3"><text:s text:c="2"/>}</text:span></text:p>
      <text:p text:style-name="P3"><text:span text:style-name="T3">}</text:span></text:p>
      <text:p text:style-name="P7"><text:span text:style-name="T8">В примере используется несколько новых методов класса </text:span><text:span text:style-name="T3">Thread</text:span><text:span text:style-name="T8">:</text:span></text:p>
      <text:list xml:id="list3892479768637964945" text:style-name="WWNum1">
        <text:list-item>
          <text:p text:style-name="P8"><text:span text:style-name="T3">getName()</text:span></text:p>
        </text:list-item>
      </text:list>
      <text:p text:style-name="P11"><text:span text:style-name="T8">Обратите внимание, что конструктору класса </text:span><text:span text:style-name="T3">Thread</text:span><text:span text:style-name="T8"> передается два параметра. К реализации </text:span><text:span text:style-name="T3">Runnable</text:span><text:span text:style-name="T8"> добавляется строка. Это имя потока, которое используется только для упрощения его идентификации. Имена нескольких потоков могут совпадать. Если его не задать, то Java генерирует простую строку вида </text:span><text:span text:style-name="T3">"Thread-"</text:span><text:span text:style-name="T8"> и номер потока (вычисляется простым счетчиком). Именно это имя возвращается методом </text:span><text:span text:style-name="T3">getName()</text:span><text:span text:style-name="T8">. Его можно сменить с помощью метода </text:span><text:span text:style-name="T3">setName()</text:span><text:span text:style-name="T8">.</text:span></text:p>
      <text:list xml:id="list35617539" text:continue-numbering="true" text:style-name="WWNum1">
        <text:list-item>
          <text:p text:style-name="P8"><text:span text:style-name="T3">currentThread()</text:span></text:p>
        </text:list-item>
      </text:list>
      <text:p text:style-name="P11"><text:span text:style-name="T8">Этот статический метод позволяет в любом месте кода получить ссылку на объект класса </text:span><text:span text:style-name="T3">Thread</text:span><text:span text:style-name="T8">, представляющий текущий поток исполнения.</text:span></text:p>
      <text:p text:style-name="P7"><text:span text:style-name="T8">Результат работы такой программы будет иметь следующий вид:</text:span></text:p>
      <text:p text:style-name="P3"><text:span text:style-name="T4">Thread 0 started</text:span></text:p>
      <text:p text:style-name="P3"><text:span text:style-name="T4">Thread 1 started</text:span></text:p>
      <text:p text:style-name="P3"><text:span text:style-name="T4">Thread 2 started</text:span></text:p>
      <text:p text:style-name="P3"><text:span text:style-name="T4">Thread 0 counts 0</text:span></text:p>
      <text:p text:style-name="P3"><text:span text:style-name="T4">Thread 1 counts 0</text:span></text:p>
      <text:p text:style-name="P3"><text:span text:style-name="T4">Thread 2 counts 0</text:span></text:p>
      <text:p text:style-name="P3"><text:span text:style-name="T4">Thread 0 counts 1</text:span></text:p>
      <text:p text:style-name="P3"><text:span text:style-name="T4">Thread 1 counts 1</text:span></text:p>
      <text:p text:style-name="P3"><text:span text:style-name="T4">Thread 2 counts 1</text:span></text:p>
      <text:p text:style-name="P3"><text:span text:style-name="T4">Thread 0 counts 2</text:span></text:p>
      <text:p text:style-name="P3"><text:span text:style-name="T4">Thread 2 counts 2</text:span></text:p>
      <text:p text:style-name="P3"><text:span text:style-name="T4">Thread 1 counts 2</text:span></text:p>
      <text:p text:style-name="P3"><text:span text:style-name="T4">Thread 2 counts 3</text:span></text:p>
      <text:p text:style-name="P3"><text:span text:style-name="T4">Thread 0 counts 3</text:span></text:p>
      <text:p text:style-name="P3"><text:span text:style-name="T4">Thread 1 counts 3</text:span></text:p>
      <text:p text:style-name="P3"><text:span text:style-name="T4">Thread 2 counts 4</text:span></text:p>
      <text:p text:style-name="P3"><text:span text:style-name="T4">Thread 0 counts 4</text:span></text:p>
      <text:p text:style-name="P3"><text:span text:style-name="T4">Thread 1 counts 4</text:span></text:p>
      <text:p text:style-name="P7"><text:span text:style-name="T8">Мы видим, что все три потока были запущены один за другим и начали проводить вычисления. Видно также, что потоки исполняются без определенного порядка, случайным образом. Тем не менее, в среднем они движутся с одной скоростью, никто не отстает и не догоняет.</text:span></text:p>
      <text:p text:style-name="P7"><text:span text:style-name="T8">Введем в программу работу с приоритетами, расставим разные значения для разных потоков и посмотрим, как это скажется на выполнении. Изменяется</text:span><text:span text:style-name="T10"> </text:span><text:span text:style-name="T8">только</text:span><text:span text:style-name="T10"> </text:span><text:span text:style-name="T8">метод</text:span><text:span text:style-name="T10"> </text:span><text:span text:style-name="T4">main()</text:span><text:span text:style-name="T10">.</text:span></text:p>
      <text:p text:style-name="P3"><text:span text:style-name="T4">public static void main(String s[]) {</text:span></text:p>
      <text:p text:style-name="P3"><text:span text:style-name="T4">// </text:span><text:span text:style-name="T3">Подготовка</text:span><text:span text:style-name="T4"> </text:span><text:span text:style-name="T3">потоков</text:span></text:p>
      <text:p text:style-name="P3"><text:span text:style-name="T4"><text:s text:c="3"/>Thread t[] = new Thread[3];</text:span></text:p>
      <text:p text:style-name="P3"><text:span text:style-name="T4"><text:s text:c="3"/>for (int i=0; i&lt;t.length; i++) {</text:span></text:p>
      <text:p text:style-name="P3"><text:span text:style-name="T4"><text:s text:c="6"/>t[i]=new Thread(new ThreadTest(), </text:span></text:p>
      <text:p text:style-name="P3"><text:span text:style-name="T4"><text:s text:c="22"/>"Thread "+i);</text:span></text:p>
      <text:p text:style-name="P3"><text:soft-page-break/><text:span text:style-name="T4"><text:s text:c="6"/>t[i].setPriority(Thread.MIN_PRIORITY + </text:span></text:p>
      <text:p text:style-name="P3"><text:span text:style-name="T4"><text:s text:c="6"/>(Thread.MAX_PRIORITY - </text:span></text:p>
      <text:p text:style-name="P3"><text:span text:style-name="T4"><text:s text:c="6"/>Thread.MIN_PRIORITY)/t.length*i);</text:span></text:p>
      <text:p text:style-name="P3"><text:span text:style-name="T4"><text:s text:c="3"/>}</text:span></text:p>
      <text:p text:style-name="P5"/>
      <text:p text:style-name="P3"><text:span text:style-name="T4">// </text:span><text:span text:style-name="T3">Запуск</text:span><text:span text:style-name="T4"> </text:span><text:span text:style-name="T3">потоков</text:span></text:p>
      <text:p text:style-name="P3"><text:span text:style-name="T4"><text:s text:c="3"/>for (int i=0; i&lt;t.length; i++) {</text:span></text:p>
      <text:p text:style-name="P3"><text:span text:style-name="T4"><text:s text:c="6"/>t[i].start();</text:span></text:p>
      <text:p text:style-name="P3"><text:span text:style-name="T4"><text:s text:c="6"/>System.out.println(t[i].getName()+</text:span></text:p>
      <text:p text:style-name="P3"><text:span text:style-name="T4"><text:tab/> <text:s text:c="20"/></text:span><text:span text:style-name="T3">" started");</text:span></text:p>
      <text:p text:style-name="P3"><text:span text:style-name="T3"><text:s text:c="3"/>}</text:span></text:p>
      <text:p text:style-name="P3"><text:span text:style-name="T3">}</text:span></text:p>
      <text:p text:style-name="P7"><text:span text:style-name="T8">Формула вычисления приоритетов позволяет равномерно распределить все допустимые значения для всех запускаемых потоков. На самом деле, константа минимального приоритета имеет значение </text:span><text:span text:style-name="T3">1</text:span><text:span text:style-name="T8">, максимального </text:span><text:span text:style-name="T3">10</text:span><text:span text:style-name="T8">, нормального </text:span><text:span text:style-name="T3">5</text:span><text:span text:style-name="T8">. Так что в простых программах можно явно пользоваться этими величинами и указывать в качестве, например, пониженного приоритета значение </text:span><text:span text:style-name="T3">3</text:span><text:span text:style-name="T8">.</text:span></text:p>
      <text:p text:style-name="P7"><text:span text:style-name="T8">Результатом</text:span><text:span text:style-name="T10"> </text:span><text:span text:style-name="T8">работы</text:span><text:span text:style-name="T10"> </text:span><text:span text:style-name="T8">будет</text:span><text:span text:style-name="T10">:</text:span></text:p>
      <text:p text:style-name="P3"><text:span text:style-name="T4">Thread 0 started</text:span></text:p>
      <text:p text:style-name="P3"><text:span text:style-name="T4">Thread 1 started</text:span></text:p>
      <text:p text:style-name="P3"><text:span text:style-name="T4">Thread 2 started</text:span></text:p>
      <text:p text:style-name="P3"><text:span text:style-name="T4">Thread 2 counts 0</text:span></text:p>
      <text:p text:style-name="P3"><text:span text:style-name="T4">Thread 2 counts 1</text:span></text:p>
      <text:p text:style-name="P3"><text:span text:style-name="T4">Thread 2 counts 2</text:span></text:p>
      <text:p text:style-name="P3"><text:span text:style-name="T4">Thread 2 counts 3</text:span></text:p>
      <text:p text:style-name="P3"><text:span text:style-name="T4">Thread 2 counts 4</text:span></text:p>
      <text:p text:style-name="P3"><text:span text:style-name="T4">Thread 0 counts 0</text:span></text:p>
      <text:p text:style-name="P3"><text:span text:style-name="T4">Thread 1 counts 0</text:span></text:p>
      <text:p text:style-name="P3"><text:span text:style-name="T4">Thread 1 counts 1</text:span></text:p>
      <text:p text:style-name="P3"><text:span text:style-name="T4">Thread 1 counts 2</text:span></text:p>
      <text:p text:style-name="P3"><text:span text:style-name="T4">Thread 1 counts 3</text:span></text:p>
      <text:p text:style-name="P3"><text:span text:style-name="T4">Thread 1 counts 4</text:span></text:p>
      <text:p text:style-name="P3"><text:span text:style-name="T4">Thread 0 counts 1</text:span></text:p>
      <text:p text:style-name="P3"><text:span text:style-name="T4">Thread 0 counts 2</text:span></text:p>
      <text:p text:style-name="P3"><text:span text:style-name="T4">Thread 0 counts 3</text:span></text:p>
      <text:p text:style-name="P3"><text:span text:style-name="T3">Thread 0 counts 4</text:span></text:p>
      <text:p text:style-name="P6"><text:bookmark text:name="sect7"/></text:p>
      <text:p text:style-name="P6"/>
      <text:p text:style-name="P1"><text:span text:style-name="T9">Демон-потоки</text:span></text:p>
      <text:p text:style-name="P7"><text:span text:style-name="T11">Демон</text:span><text:span text:style-name="T8"> -потоки позволяют описывать фоновые процессы, которые нужны только для обслуживания основных потоков выполнения и не могут существовать без них. Для работы с этим свойством существуют методы </text:span><text:span text:style-name="T3">setDaemon()</text:span><text:span text:style-name="T8"> и </text:span><text:span text:style-name="T3">isDaemon()</text:span><text:span text:style-name="T8">.</text:span></text:p>
      <text:p text:style-name="P7"><text:span text:style-name="T8">Рассмотрим</text:span><text:span text:style-name="T10"> </text:span><text:span text:style-name="T8">следующий</text:span><text:span text:style-name="T10"> </text:span><text:span text:style-name="T8">пример</text:span><text:span text:style-name="T10">:</text:span></text:p>
      <text:p text:style-name="P3"><text:bookmark text:name="example_12.1"/><text:span text:style-name="T4">public class ThreadTest implements Runnable {</text:span></text:p>
      <text:p text:style-name="P5"/>
      <text:p text:style-name="P3"><text:span text:style-name="T4"><text:s text:c="3"/></text:span><text:span text:style-name="T3">// Отдельная группа, в которой будут</text:span></text:p>
      <text:p text:style-name="P3"><text:span text:style-name="T3"><text:s text:c="3"/>// находиться все потоки ThreadTest</text:span></text:p>
      <text:p text:style-name="P3"><text:span text:style-name="T3"><text:s text:c="3"/></text:span><text:span text:style-name="T4">public final static ThreadGroup GROUP = new ThreadGroup("Daemon demo");</text:span></text:p>
      <text:p text:style-name="P5"/>
      <text:p text:style-name="P3"><text:span text:style-name="T4"><text:s text:c="3"/></text:span><text:span text:style-name="T3">// Стартовое значение, указывается при создании объекта</text:span></text:p>
      <text:p text:style-name="P3"><text:span text:style-name="T3"><text:s text:c="3"/></text:span><text:span text:style-name="T4">private int start;</text:span></text:p>
      <text:p text:style-name="P5"/>
      <text:p text:style-name="P3"><text:span text:style-name="T4"><text:s text:c="3"/>public ThreadTest(int s) {</text:span></text:p>
      <text:p text:style-name="P3"><text:span text:style-name="T4"><text:s text:c="6"/>start = (s%2==0)? s: s+1;</text:span></text:p>
      <text:p text:style-name="P3"><text:span text:style-name="T4"><text:s text:c="6"/>new Thread(GROUP, this, "Thread "+ start).start();</text:span></text:p>
      <text:p text:style-name="P3"><text:span text:style-name="T4"><text:s text:c="3"/></text:span><text:span text:style-name="T3">}</text:span></text:p>
      <text:p text:style-name="P4"/>
      <text:p text:style-name="P3"><text:span text:style-name="T3">public void run() {</text:span></text:p>
      <text:p text:style-name="P3"><text:soft-page-break/><text:span text:style-name="T3"><text:s text:c="6"/>// Начинаем обратный отсчет</text:span></text:p>
      <text:p text:style-name="P3"><text:span text:style-name="T3"><text:s text:c="6"/></text:span><text:span text:style-name="T4">for (int i=start; i&gt;0; i--) {</text:span></text:p>
      <text:p text:style-name="P3"><text:span text:style-name="T4"><text:s text:c="9"/>try {</text:span></text:p>
      <text:p text:style-name="P3"><text:span text:style-name="T4"><text:s text:c="12"/>Thread.sleep(300);</text:span></text:p>
      <text:p text:style-name="P3"><text:span text:style-name="T4"><text:s text:c="9"/>} catch (InterruptedException e) {}</text:span></text:p>
      <text:p text:style-name="P3"><text:span text:style-name="T4"><text:s text:c="9"/></text:span><text:span text:style-name="T3">// По достижении середины порождаем</text:span></text:p>
      <text:p text:style-name="P3"><text:span text:style-name="T3"><text:s text:c="9"/>// новый поток с половинным начальным</text:span></text:p>
      <text:p text:style-name="P3"><text:span text:style-name="T3"><text:s text:c="9"/></text:span><text:span text:style-name="T4">// </text:span><text:span text:style-name="T3">значением</text:span></text:p>
      <text:p text:style-name="P3"><text:span text:style-name="T4"><text:s text:c="9"/>if (start&gt;2 &amp;&amp; i==start/2)</text:span></text:p>
      <text:p text:style-name="P3"><text:span text:style-name="T4"><text:tab/><text:tab/> {</text:span></text:p>
      <text:p text:style-name="P3"><text:span text:style-name="T4"><text:s text:c="11"/>new ThreadTest(i);</text:span></text:p>
      <text:p text:style-name="P3"><text:span text:style-name="T4"><text:s text:c="9"/>}</text:span></text:p>
      <text:p text:style-name="P3"><text:span text:style-name="T4"><text:s text:c="6"/>}</text:span></text:p>
      <text:p text:style-name="P3"><text:span text:style-name="T4"><text:s text:c="3"/>}</text:span></text:p>
      <text:p text:style-name="P5"/>
      <text:p text:style-name="P3"><text:span text:style-name="T4">public static void main(String s[]) {</text:span></text:p>
      <text:p text:style-name="P3"><text:span text:style-name="T4"><text:s text:c="3"/>new ThreadTest(16);</text:span></text:p>
      <text:p text:style-name="P3"><text:span text:style-name="T4"><text:s text:c="3"/>new DaemonDemo();</text:span></text:p>
      <text:p text:style-name="P3"><text:span text:style-name="T4"><text:s text:c="3"/>}</text:span></text:p>
      <text:p text:style-name="P3"><text:span text:style-name="T4">}</text:span></text:p>
      <text:p text:style-name="P3"><text:span text:style-name="T4">public class DaemonDemo extends Thread {</text:span></text:p>
      <text:p text:style-name="P3"><text:span text:style-name="T4"><text:s text:c="3"/>public DaemonDemo() {</text:span></text:p>
      <text:p text:style-name="P3"><text:span text:style-name="T4"><text:s text:c="6"/>super("Daemon demo thread");</text:span></text:p>
      <text:p text:style-name="P3"><text:span text:style-name="T4"><text:s text:c="6"/>setDaemon(true);</text:span></text:p>
      <text:p text:style-name="P3"><text:span text:style-name="T4"><text:s text:c="6"/>start();</text:span></text:p>
      <text:p text:style-name="P3"><text:span text:style-name="T4"><text:s text:c="3"/>}</text:span></text:p>
      <text:p text:style-name="P5"/>
      <text:p text:style-name="P3"><text:span text:style-name="T4"><text:s text:c="3"/>public void run() {</text:span></text:p>
      <text:p text:style-name="P3"><text:span text:style-name="T4"><text:s text:c="6"/>Thread threads[]=new Thread[10];</text:span></text:p>
      <text:p text:style-name="P3"><text:span text:style-name="T4"><text:s text:c="6"/>while (true) {</text:span></text:p>
      <text:p text:style-name="P3"><text:span text:style-name="T4"><text:s text:c="9"/></text:span><text:span text:style-name="T3">// Получаем набор всех потоков из</text:span></text:p>
      <text:p text:style-name="P3"><text:span text:style-name="T3"><text:s text:c="9"/>// тестовой группы</text:span></text:p>
      <text:p text:style-name="P3"><text:span text:style-name="T3"><text:s text:c="9"/></text:span><text:span text:style-name="T4">int count=ThreadTest.GROUP.activeCount();</text:span></text:p>
      <text:p text:style-name="P3"><text:span text:style-name="T4"><text:s text:c="9"/>if (threads.length&lt;count) threads = new Thread[count+10];</text:span></text:p>
      <text:p text:style-name="P3"><text:span text:style-name="T4"><text:s text:c="9"/>count=ThreadTest.GROUP.enumerate(threads);</text:span></text:p>
      <text:p text:style-name="P5"/>
      <text:p text:style-name="P3"><text:span text:style-name="T4"><text:s text:c="9"/>// </text:span><text:span text:style-name="T3">Распечатываем</text:span><text:span text:style-name="T4"> </text:span><text:span text:style-name="T3">имя</text:span><text:span text:style-name="T4"> </text:span><text:span text:style-name="T3">каждого</text:span><text:span text:style-name="T4"> </text:span><text:span text:style-name="T3">потока</text:span></text:p>
      <text:p text:style-name="P3"><text:span text:style-name="T4"><text:s text:c="9"/>for (int i=0; i&lt;count; i++) {</text:span></text:p>
      <text:p text:style-name="P3"><text:span text:style-name="T4"><text:s text:c="12"/>System.out.print(threads[i].getName()+", ");</text:span></text:p>
      <text:p text:style-name="P3"><text:span text:style-name="T4"><text:s text:c="9"/>}</text:span></text:p>
      <text:p text:style-name="P3"><text:span text:style-name="T4"><text:s text:c="9"/>System.out.println();</text:span></text:p>
      <text:p text:style-name="P3"><text:span text:style-name="T4"><text:s text:c="9"/>try {</text:span></text:p>
      <text:p text:style-name="P3"><text:span text:style-name="T4"><text:s text:c="12"/>Thread.sleep(300);</text:span></text:p>
      <text:p text:style-name="P3"><text:span text:style-name="T4"><text:s text:c="9"/></text:span><text:span text:style-name="T3">} catch (InterruptedException e) {}</text:span></text:p>
      <text:p text:style-name="P3"><text:span text:style-name="T3"><text:s text:c="6"/>}</text:span></text:p>
      <text:p text:style-name="P3"><text:span text:style-name="T3"><text:s text:c="3"/>}</text:span></text:p>
      <text:p text:style-name="P3"><text:span text:style-name="T3">}</text:span></text:p>
      <text:p text:style-name="P2"><text:span text:style-name="T3">Пример 12.1.</text:span></text:p>
      <text:p text:style-name="P7"><text:span text:style-name="T8">В этом примере происходит следующее. Потоки </text:span><text:span text:style-name="T3">ThreadTest</text:span><text:span text:style-name="T8"> имеют некоторое стартовое значение, передаваемое им при создании. В методе </text:span><text:span text:style-name="T3">run()</text:span><text:span text:style-name="T8"> это значение последовательно уменьшается. При достижении половины от начальной величины порождается новый поток с вдвое меньшим начальным значением. По исчерпании счетчика поток останавливается. Метод </text:span><text:span text:style-name="T3">main()</text:span><text:span text:style-name="T8"> порождает первый поток со стартовым значением </text:span><text:span text:style-name="T3">16</text:span><text:span text:style-name="T8">. В ходе программы будут дополнительно порождены потоки со значениями </text:span><text:span text:style-name="T3">8</text:span><text:span text:style-name="T8">, </text:span><text:span text:style-name="T3">4</text:span><text:span text:style-name="T8">, </text:span><text:span text:style-name="T3">2</text:span><text:span text:style-name="T8">.</text:span></text:p>
      <text:p text:style-name="P7"><text:span text:style-name="T8">За этим процессом наблюдает </text:span><text:span text:style-name="T11">демон</text:span><text:span text:style-name="T8"> -поток </text:span><text:span text:style-name="T3">DaemonDemo</text:span><text:span text:style-name="T8">. Этот поток регулярно получает список всех существующих потоков</text:span><text:span text:style-name="T3">ThreadTest</text:span><text:span text:style-name="T8"> и распечатывает их имена для удобства наблюдения.</text:span></text:p>
      <text:p text:style-name="P7"><text:span text:style-name="T8">Результатом программы будет:</text:span></text:p>
      <text:p text:style-name="P3"><text:bookmark text:name="example_12.2"/><text:soft-page-break/><text:span text:style-name="T3">Thread 16, </text:span></text:p>
      <text:p text:style-name="P3"><text:span text:style-name="T3">Thread 16, </text:span></text:p>
      <text:p text:style-name="P3"><text:span text:style-name="T4">Thread 16, </text:span></text:p>
      <text:p text:style-name="P3"><text:span text:style-name="T4">Thread 16, </text:span></text:p>
      <text:p text:style-name="P3"><text:span text:style-name="T4">Thread 16, </text:span></text:p>
      <text:p text:style-name="P3"><text:span text:style-name="T4">Thread 16, </text:span></text:p>
      <text:p text:style-name="P3"><text:span text:style-name="T4">Thread 16, </text:span></text:p>
      <text:p text:style-name="P3"><text:span text:style-name="T4">Thread 16, </text:span></text:p>
      <text:p text:style-name="P3"><text:span text:style-name="T4">Thread 16, </text:span></text:p>
      <text:p text:style-name="P3"><text:span text:style-name="T4">Thread 16, Thread 8, </text:span></text:p>
      <text:p text:style-name="P3"><text:span text:style-name="T4">Thread 16, Thread 8, </text:span></text:p>
      <text:p text:style-name="P3"><text:span text:style-name="T4">Thread 16, Thread 8, </text:span></text:p>
      <text:p text:style-name="P3"><text:span text:style-name="T4">Thread 16, Thread 8, </text:span></text:p>
      <text:p text:style-name="P3"><text:span text:style-name="T4">Thread 16, Thread 8, </text:span></text:p>
      <text:p text:style-name="P3"><text:span text:style-name="T4">Thread 16, Thread 8, Thread 4, </text:span></text:p>
      <text:p text:style-name="P3"><text:span text:style-name="T4">Thread 16, Thread 8, Thread 4, </text:span></text:p>
      <text:p text:style-name="P3"><text:span text:style-name="T4">Thread 8, Thread 4, </text:span></text:p>
      <text:p text:style-name="P3"><text:span text:style-name="T4">Thread 4, Thread 2, </text:span></text:p>
      <text:p text:style-name="P3"><text:span text:style-name="T4">Thread 2,</text:span></text:p>
      <text:p text:style-name="P2"><text:span text:style-name="T3">Пример 12.2.</text:span></text:p>
      <text:p text:style-name="P7"><text:span text:style-name="T8">Несмотря на то, что </text:span><text:span text:style-name="T11">демон</text:span><text:span text:style-name="T8"> -поток никогда не выходит из метода </text:span><text:span text:style-name="T3">run()</text:span><text:span text:style-name="T8">, виртуальная машина прекращает работу, как только все не- </text:span><text:span text:style-name="T11">демон</text:span><text:span text:style-name="T8"> -потоки завершаются.</text:span></text:p>
      <text:p text:style-name="P14"><text:span text:style-name="T8">В примере использовалось несколько дополнительных классов и методов</text:span></text:p>
      <text:list xml:id="list429075403285443535" text:style-name="WWNum2">
        <text:list-item>
          <text:p text:style-name="P13"><text:span text:style-name="T8">класс </text:span><text:span text:style-name="T3">ThreadGroup</text:span></text:p>
        </text:list-item>
      </text:list>
      <text:p text:style-name="P12"><text:span text:style-name="T8">Все потоки находятся в группах, представляемых экземплярами класса </text:span><text:span text:style-name="T3">ThreadGroup</text:span><text:span text:style-name="T8">. Группа указывается при создании потока. Если группа не была указана, то поток помещается в ту же группу, где находится поток, породивший его.</text:span></text:p>
      <text:p text:style-name="P12"><text:span text:style-name="T8">Методы </text:span><text:span text:style-name="T3">activeCount()</text:span><text:span text:style-name="T8"> и </text:span><text:span text:style-name="T3">enumerate()</text:span><text:span text:style-name="T8"> возвращают количество и полный список, соответственно, всех потоков в группе.</text:span></text:p>
      <text:list xml:id="list35635005" text:continue-numbering="true" text:style-name="WWNum2">
        <text:list-item>
          <text:p text:style-name="P13"><text:span text:style-name="T3">sleep()</text:span></text:p>
        </text:list-item>
      </text:list>
      <text:p text:style-name="P12"><text:span text:style-name="T8">Этот статический метод класса </text:span><text:span text:style-name="T3">Thread</text:span><text:span text:style-name="T8"> приостанавливает выполнение текущего потока на указанное количество миллисекунд. Обратите внимание, что метод требует обработки исключения </text:span><text:span text:style-name="T3">InterruptedException</text:span><text:span text:style-name="T8">. Он связан с возможностью активизировать метод, который приостановил свою работу. Например, если поток занят выполнением метода </text:span><text:span text:style-name="T3">sleep()</text:span><text:span text:style-name="T8">, то есть бездействует на протяжении указанного периода времени, его можно вывести из этого состояния, вызвав метод </text:span><text:span text:style-name="T3">interrupt()</text:span><text:span text:style-name="T8">из другого потока выполнения. В результате метод </text:span><text:span text:style-name="T3">sleep()</text:span><text:span text:style-name="T8"> прервется исключением </text:span><text:span text:style-name="T3">InterruptedException</text:span><text:span text:style-name="T8">.</text:span></text:p>
      <text:p text:style-name="P14"><text:span text:style-name="T8">Кроме метода </text:span><text:span text:style-name="T3">sleep()</text:span><text:span text:style-name="T8">, существует еще один статический метод </text:span><text:span text:style-name="T3">yield()</text:span><text:span text:style-name="T8"> без параметров. Когда поток вызывает его, он временно приостанавливает свою работу и позволяет отработать другим потокам. Один из методов обязательно должен применяться внутри бесконечных циклов ожидания, иначе есть риск, что такой ничего не делающий поток затормозит работу остальных потоков.</text:span></text:p>
      <text:p text:style-name="P1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/>
      <style:text-properties fo:font-size="24pt" fo:font-weight="bold" style:letter-kerning="true" style:font-size-asian="24pt" style:font-weight-asian="bold" style:font-name-complex="F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2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24pt" fo:font-weight="bold" style:letter-kerning="true" style:font-size-asian="24pt" style:font-weight-asian="bold" style:font-name-complex="F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keyword" style:family="text" style:parent-style-name="Default_20_Paragraph_20_Font"/>
    <style:style style:name="texample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size-asian="10pt" style:font-name-complex="Courier New2" style:font-size-complex="10pt"/>
    </style:style>
    <style:style style:name="objectnam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1cm" fo:margin-bottom="1.251cm" fo:margin-left="2.501cm" fo:margin-right="0.9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ибэн</meta:initial-creator>
    <meta:editing-cycles>4</meta:editing-cycles>
    <meta:print-date>2015-08-18T12:54:00</meta:print-date>
    <meta:creation-date>2015-08-19T05:56:00</meta:creation-date>
    <dc:date>2015-08-19T15:46:01.30</dc:date>
    <meta:editing-duration>PT9S</meta:editing-duration>
    <meta:generator>OpenOffice.org/3.4.1$Win32 OpenOffice.org_project/341m1$Build-9593</meta:generator>
    <meta:document-statistic meta:table-count="0" meta:image-count="0" meta:object-count="0" meta:page-count="5" meta:paragraph-count="217" meta:word-count="1224" meta:character-count="90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